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paragraph-properties fo:text-align="center"/>
      <style:text-properties fo:font-family="'Times New Roman'" style:font-family-generic="roman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75cm" svg:y1="3.175cm" svg:x2="5.715cm" svg:y2="5.715cm">
          <text:p/>
        </draw:line>
        <draw:line draw:style-name="gr1" draw:text-style-name="P1" draw:layer="layout" svg:x1="8.255cm" svg:y1="3.175cm" svg:x2="5.715cm" svg:y2="5.715cm">
          <text:p/>
        </draw:line>
        <draw:g>
          <draw:path draw:style-name="gr2" draw:text-style-name="P1" draw:layer="layout" svg:width="3.547cm" svg:height="0.279cm" draw:transform="skewX (0.0364773813666746) rotate (1.39032928213842) translate (15.4931419586315cm 17.4631496366314cm)" svg:viewBox="0 0 3548 280" svg:d="m0 36756c136 623 3548-4 3548-4">
            <text:p/>
          </draw:path>
          <draw:path draw:style-name="gr2" draw:text-style-name="P1" draw:layer="layout" svg:width="3.549cm" svg:height="0.279cm" draw:transform="skewX (-0.0364773813666746) rotate (1.75126337145078) translate (16.131cm 13.9726cm)" svg:viewBox="0 0 3550 280" svg:d="m3550 26727c-136 622-3550-5-3550-5">
            <text:p/>
          </draw:path>
        </draw:g>
        <draw:g>
          <draw:path draw:style-name="gr2" draw:text-style-name="P1" draw:layer="layout" svg:width="3.547cm" svg:height="0.279cm" draw:transform="skewX (0.0364773813666746) rotate (1.39032928213842) translate (25.4621419586315cm 17.4631496366314cm)" svg:viewBox="0 0 3548 280" svg:d="m0 56370c136 623 3548-4 3548-4">
            <text:p/>
          </draw:path>
          <draw:path draw:style-name="gr2" draw:text-style-name="P1" draw:layer="layout" svg:width="3.549cm" svg:height="0.279cm" draw:transform="skewX (-0.0364773813666746) rotate (1.75126337145078) translate (26.1cm 13.9726cm)" svg:viewBox="0 0 3550 280" svg:d="m3550 46341c-136 622-3550-5-3550-5">
            <text:p/>
          </draw:path>
        </draw:g>
        <draw:g>
          <draw:path draw:style-name="gr2" draw:text-style-name="P1" draw:layer="layout" svg:width="3.547cm" svg:height="0.279cm" draw:transform="skewX (0.0364773813666746) rotate (1.39032928213842) translate (5.6781419586315cm 17.4631496366314cm)" svg:viewBox="0 0 3548 280" svg:d="m0 17445c136 622 3548-4 3548-4">
            <text:p/>
          </draw:path>
          <draw:path draw:style-name="gr2" draw:text-style-name="P1" draw:layer="layout" svg:width="3.549cm" svg:height="0.279cm" draw:transform="skewX (-0.0364773813666746) rotate (1.75126337145078) translate (6.316cm 13.9726cm)" svg:viewBox="0 0 3550 280" svg:d="m3550 7415c-136 623-3550-4-3550-4">
            <text:p/>
          </draw:path>
        </draw:g>
        <draw:custom-shape draw:style-name="gr3" draw:text-style-name="P2" draw:layer="layout" svg:width="28.575cm" svg:height="1.905cm" svg:x="1.27cm" svg:y="14.289cm">
          <text:p text:style-name="P1"><text:span text:style-name="T1">relationship knowledge</text:span></text:p>
          <text:p text:style-name="P1"><text:span text:style-name="T1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89cm" svg:height="1.905cm" svg:x="1.27cm" svg:y="11.749cm">
          <text:p text:style-name="P1"><text:span text:style-name="T1">relationship knowledge</text:span></text:p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89cm" svg:height="1.905cm" svg:x="11.43cm" svg:y="11.749cm">
          <text:p text:style-name="P1"><text:span text:style-name="T1">relationship knowledge</text:span></text:p>
          <text:p text:style-name="P1"><text:span text:style-name="T1">[&lt;Block-2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89cm" svg:height="1.905cm" svg:x="20.955cm" svg:y="11.749cm">
          <text:p text:style-name="P1"><text:span text:style-name="T1">relationship knowledge</text:span></text:p>
          <text:p text:style-name="P1"><text:span text:style-name="T1">[&lt;Block-2&gt; on &lt;Block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3.549cm" svg:height="0.278cm" draw:transform="skewX (0.0361283155162758) rotate (-1.75126337145197) translate (5.68212843659001cm 10.4794683565894cm)" svg:viewBox="0 0 3550 279" svg:d="m0-14939c137 624 3550-3 3550-3">
            <text:p/>
          </draw:path>
          <draw:path draw:style-name="gr2" draw:text-style-name="P1" draw:layer="layout" svg:width="3.548cm" svg:height="0.278cm" draw:transform="skewX (-0.0361283155162758) rotate (-1.39032928213961) translate (5.046cm 13.9726cm)" svg:viewBox="0 0 3549 279" svg:d="m3549-4910c-137 624-3549-2-3549-2">
            <text:p/>
          </draw:path>
        </draw:g>
        <draw:g>
          <draw:path draw:style-name="gr2" draw:text-style-name="P1" draw:layer="layout" svg:width="3.549cm" svg:height="0.278cm" draw:transform="skewX (0.0361283155162758) rotate (-1.75126337145197) translate (25.46612843659cm 10.4794683565894cm)" svg:viewBox="0 0 3550 279" svg:d="m0-53865c137 625 3550-2 3550-2">
            <text:p/>
          </draw:path>
          <draw:path draw:style-name="gr2" draw:text-style-name="P1" draw:layer="layout" svg:width="3.548cm" svg:height="0.278cm" draw:transform="skewX (-0.0361283155162758) rotate (-1.39032928213961) translate (24.83cm 13.9726cm)" svg:viewBox="0 0 3549 279" svg:d="m3549-43836c-137 625-3549-2-3549-2">
            <text:p/>
          </draw:path>
        </draw:g>
        <draw:line draw:style-name="gr4" draw:text-style-name="P1" draw:layer="layout" svg:x1="5.68cm" svg:y1="9.844cm" svg:x2="5.68cm" svg:y2="10.479cm">
          <text:p/>
        </draw:line>
        <draw:line draw:style-name="gr4" draw:text-style-name="P1" draw:layer="layout" svg:x1="25.465cm" svg:y1="9.844cm" svg:x2="25.465cm" svg:y2="10.479cm">
          <text:p/>
        </draw:line>
        <draw:frame draw:style-name="gr5" draw:text-style-name="P3" draw:layer="layout" svg:width="3.461cm" svg:height="0.954cm" svg:x="4.024cm" svg:y="8.89cm">
          <draw:text-box>
            <text:p text:style-name="P3"><text:span text:style-name="T1">Initial State</text:span></text:p>
          </draw:text-box>
        </draw:frame>
        <draw:frame draw:style-name="gr5" draw:text-style-name="P3" draw:layer="layout" svg:width="3.245cm" svg:height="0.954cm" svg:x="23.825cm" svg:y="8.89cm">
          <draw:text-box>
            <text:p text:style-name="P3"><text:span text:style-name="T1">Final State</text:span></text:p>
          </draw:text-box>
        </draw:frame>
        <draw:g>
          <draw:path draw:style-name="gr2" draw:text-style-name="P1" draw:layer="layout" svg:width="3.549cm" svg:height="0.278cm" draw:transform="skewX (0.0361283155162758) rotate (-1.75126337145197) translate (15.49712843659cm 10.4794683565894cm)" svg:viewBox="0 0 3550 279" svg:d="m0-34251c137 625 3550-2 3550-2">
            <text:p/>
          </draw:path>
          <draw:path draw:style-name="gr2" draw:text-style-name="P1" draw:layer="layout" svg:width="3.548cm" svg:height="0.278cm" draw:transform="skewX (-0.0361283155162758) rotate (-1.39032928213961) translate (14.861cm 13.9726cm)" svg:viewBox="0 0 3549 279" svg:d="m3549-24221c-137 624-3549-2-3549-2">
            <text:p/>
          </draw:path>
        </draw:g>
        <draw:line draw:style-name="gr4" draw:text-style-name="P1" draw:layer="layout" svg:x1="15.496cm" svg:y1="9.844cm" svg:x2="15.496cm" svg:y2="10.479cm">
          <text:p/>
        </draw:line>
        <draw:frame draw:style-name="gr5" draw:text-style-name="P3" draw:layer="layout" svg:width="5.159cm" svg:height="0.954cm" svg:x="12.956cm" svg:y="8.89cm">
          <draw:text-box>
            <text:p text:style-name="P3"><text:span text:style-name="T1">Intermediate State</text:span></text:p>
          </draw:text-box>
        </draw:frame>
        <draw:line draw:style-name="gr1" draw:text-style-name="P1" draw:layer="layout" svg:x1="1.27cm" svg:y1="18.099cm" svg:x2="3.81cm" svg:y2="18.099cm">
          <text:p/>
        </draw:line>
        <draw:frame draw:style-name="gr6" draw:text-style-name="P3" draw:layer="layout" svg:width="1.827cm" svg:height="0.954cm" svg:x="1.27cm" svg:y="18.099cm">
          <draw:text-box>
            <text:p><text:span text:style-name="T1">Time</text:span></text:p>
          </draw:text-box>
        </draw:frame>
        <draw:custom-shape draw:style-name="gr7" draw:text-style-name="P4" draw:layer="layout" svg:width="3.81cm" svg:height="1.27cm" svg:x="6.35cm" svg:y="2.54cm">
          <text:p text:style-name="P1"><text:span text:style-name="T2">Block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1.27cm" svg:y="2.54cm">
          <text:p text:style-name="P1"><text:span text:style-name="T2">Bloc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3.81cm" svg:y="5.715cm">
          <text:p text:style-name="P1"><text:span text:style-name="T2">Table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137cm" svg:height="0.954cm" svg:x="6.985cm" svg:y="4.126cm">
          <draw:text-box>
            <text:p><text:span text:style-name="T1">on</text:span></text:p>
          </draw:text-box>
        </draw:frame>
        <draw:frame draw:style-name="gr5" draw:text-style-name="P3" draw:layer="layout" svg:width="1.137cm" svg:height="0.954cm" svg:x="3.308cm" svg:y="4.126cm">
          <draw:text-box>
            <text:p><text:span text:style-name="T1">on</text:span></text:p>
          </draw:text-box>
        </draw:frame>
        <draw:line draw:style-name="gr1" draw:text-style-name="P1" draw:layer="layout" svg:x1="13.335cm" svg:y1="3.175cm" svg:x2="13.335cm" svg:y2="5.715cm">
          <text:p/>
        </draw:line>
        <draw:line draw:style-name="gr1" draw:text-style-name="P1" draw:layer="layout" svg:x1="17.78cm" svg:y1="3.175cm" svg:x2="17.78cm" svg:y2="5.715cm">
          <text:p/>
        </draw:line>
        <draw:custom-shape draw:style-name="gr7" draw:text-style-name="P4" draw:layer="layout" svg:width="3.81cm" svg:height="1.27cm" svg:x="15.875cm" svg:y="2.54cm">
          <text:p text:style-name="P1"><text:span text:style-name="T2">Block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11.43cm" svg:y="2.54cm">
          <text:p text:style-name="P1"><text:span text:style-name="T2">Bloc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11.43cm" svg:y="5.715cm">
          <text:p text:style-name="P1"><text:span text:style-name="T2">Table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997cm" svg:height="0.954cm" svg:x="17.78cm" svg:y="4.126cm">
          <draw:text-box>
            <text:p><text:span text:style-name="T1">in</text:span></text:p>
          </draw:text-box>
        </draw:frame>
        <draw:frame draw:style-name="gr5" draw:text-style-name="P3" draw:layer="layout" svg:width="1.137cm" svg:height="0.954cm" svg:x="13.335cm" svg:y="4.126cm">
          <draw:text-box>
            <text:p><text:span text:style-name="T1">on</text:span></text:p>
          </draw:text-box>
        </draw:frame>
        <draw:custom-shape draw:style-name="gr7" draw:text-style-name="P4" draw:layer="layout" svg:width="3.81cm" svg:height="1.27cm" svg:x="15.875cm" svg:y="5.715cm">
          <text:p text:style-name="P1"><text:span text:style-name="T2">Hand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5.4cm" svg:y1="4.445cm" svg:x2="25.4cm" svg:y2="6.985cm">
          <text:p/>
        </draw:line>
        <draw:line draw:style-name="gr1" draw:text-style-name="P1" draw:layer="layout" svg:x1="25.4cm" svg:y1="1.27cm" svg:x2="25.4cm" svg:y2="3.81cm">
          <text:p/>
        </draw:line>
        <draw:custom-shape draw:style-name="gr7" draw:text-style-name="P4" draw:layer="layout" svg:width="3.81cm" svg:height="1.27cm" svg:x="23.495cm" svg:y="0.635cm">
          <text:p text:style-name="P1"><text:span text:style-name="T2">Block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23.495cm" svg:y="3.81cm">
          <text:p text:style-name="P1"><text:span text:style-name="T2">Bloc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81cm" svg:height="1.27cm" svg:x="23.495cm" svg:y="6.985cm">
          <text:p text:style-name="P1"><text:span text:style-name="T2">Table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137cm" svg:height="0.954cm" svg:x="25.4cm" svg:y="2.221cm">
          <draw:text-box>
            <text:p><text:span text:style-name="T1">on</text:span></text:p>
          </draw:text-box>
        </draw:frame>
        <draw:frame draw:style-name="gr5" draw:text-style-name="P3" draw:layer="layout" svg:width="1.137cm" svg:height="0.954cm" svg:x="25.4cm" svg:y="5.396cm">
          <draw:text-box>
            <text:p><text:span text:style-name="T1">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1.115cm" fo:page-height="19.6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4T21:05:07</meta:creation-date>
    <dc:date>2011-07-15T12:01:12</dc:date>
    <dc:creator>Bo Morgan</dc:creator>
    <meta:editing-duration>PT14H40M55S</meta:editing-duration>
    <meta:editing-cycles>2</meta:editing-cycles>
    <meta:generator>OpenOffice.org/3.2$Linux OpenOffice.org_project/320m12$Build-9483</meta:generator>
    <meta:document-statistic meta:object-count="52"/>
  </office:meta>
</office:document-meta>
</file>